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200002630000413B00001F9F75FB92BC.wmf" manifest:media-type=""/>
  <manifest:file-entry manifest:full-path="Pictures/TablePreview1.svm" manifest:media-type=""/>
  <manifest:file-entry manifest:full-path="Pictures/20000097000042C600001BFA840FD8DA.wmf" manifest:media-type=""/>
  <manifest:file-entry manifest:full-path="Pictures/2000001F0000395500001CE3F5022A24.wmf" manifest:media-type=""/>
  <manifest:file-entry manifest:full-path="Pictures/TablePreview3.svm" manifest:media-type=""/>
  <manifest:file-entry manifest:full-path="Pictures/20000046000044090000235032EA8162.wmf" manifest:media-type=""/>
  <manifest:file-entry manifest:full-path="Pictures/200000580000396700001E5CC0038822.wmf" manifest:media-type=""/>
  <manifest:file-entry manifest:full-path="Pictures/200000FC0000319C000019604F7141EE.wmf" manifest:media-type=""/>
  <manifest:file-entry manifest:full-path="Pictures/200000DB00007BC30000591C00CAC2EB.wmf" manifest:media-type=""/>
  <manifest:file-entry manifest:full-path="Pictures/200000EE0000244500002AA2D1A2AE17.wmf" manifest:media-type=""/>
  <manifest:file-entry manifest:full-path="Pictures/200001C5000048F500001ACD6A708476.wmf" manifest:media-type=""/>
  <manifest:file-entry manifest:full-path="Pictures/2000003B00002F9900001CCB06EF3841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497cm"/>
    </style:style>
    <style:style style:name="ro3" style:family="table-row">
      <style:table-row-properties style:row-height="0.887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253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49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7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573cm"/>
    </style:style>
    <style:style style:name="ro12" style:family="table-row">
      <style:table-row-properties style:row-height="1.413cm"/>
    </style:style>
    <style:style style:name="ce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style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1" style:family="paragraph">
      <style:paragraph-properties fo:margin-top="0cm" fo:margin-bottom="0cm" fo:line-height="100%" fo:text-align="center" style:punctuation-wrap="hanging" style:writing-mode="lr-tb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5" style:family="paragraph">
      <style:paragraph-properties fo:margin-top="0cm" fo:margin-bottom="0cm" fo:line-height="40%" fo:text-align="start" style:punctuation-wrap="hanging" style:writing-mode="lr-tb"/>
    </style:style>
    <style:style style:name="P26" style:family="paragraph"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65%" fo:text-align="start" style:punctuation-wrap="hanging" style:writing-mode="lr-tb"/>
    </style:style>
    <style:style style:name="P28" style:family="paragraph"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1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46" style:family="paragraph">
      <style:paragraph-properties fo:margin-top="0.282cm" fo:margin-bottom="0cm" fo:line-height="100%" fo:text-align="start" style:punctuation-wrap="hanging" style:writing-mode="lr-tb"/>
    </style:style>
    <style:style style:name="P47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49" style:family="paragraph">
      <style:paragraph-properties fo:text-align="center"/>
      <style:text-properties fo:font-size="16pt"/>
    </style:style>
    <style:style style:name="P5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2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58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59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0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3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4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4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4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4" style:font-size-complex="1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4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4" style:font-size-complex="2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4" style:font-size-complex="24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4" style:font-size-complex="2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4" style:font-size-complex="2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875cm" svg:y="12.665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1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1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1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1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1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1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1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2" draw:layer="layout" svg:width="3.8cm" svg:height="0.843cm" svg:x="7.4cm" svg:y="7.902cm">
          <text:p text:style-name="P21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3" draw:layer="layout" svg:width="3.704cm" svg:height="0.843cm" svg:x="18.919cm" svg:y="8.537cm">
          <text:p text:style-name="P21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4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4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4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4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4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4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4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4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4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4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4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6" draw:layer="layout" svg:width="1.904cm" svg:height="0.841cm" svg:x="9.036cm" svg:y="9.73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4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4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4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3" draw:layer="layout" svg:width="3.183cm" svg:height="0.843cm" svg:x="4.996cm" svg:y="7.902cm">
          <text:p text:style-name="P21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6" draw:layer="layout" svg:width="1.904cm" svg:height="0.841cm" svg:x="9.036cm" svg:y="12.27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6" draw:layer="layout" svg:width="1.904cm" svg:height="0.841cm" svg:x="9.036cm" svg:y="14.182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28" draw:layer="layout" svg:width="1.915cm" svg:height="0.758cm" svg:x="19.685cm" svg:y="9.607cm">
          <text:p text:style-name="P27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28" draw:layer="layout" svg:width="1.915cm" svg:height="0.758cm" svg:x="19.685cm" svg:y="10.291cm">
          <text:p text:style-name="P27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28" draw:layer="layout" svg:width="1.915cm" svg:height="0.758cm" svg:x="19.685cm" svg:y="10.926cm">
          <text:p text:style-name="P27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28" draw:layer="layout" svg:width="1.915cm" svg:height="0.758cm" svg:x="19.685cm" svg:y="11.561cm">
          <text:p text:style-name="P27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28" draw:layer="layout" svg:width="1.915cm" svg:height="0.758cm" svg:x="19.685cm" svg:y="12.196cm">
          <text:p text:style-name="P27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28" draw:layer="layout" svg:width="1.915cm" svg:height="0.758cm" svg:x="19.685cm" svg:y="12.831cm">
          <text:p text:style-name="P27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28" draw:layer="layout" svg:width="1.915cm" svg:height="0.756cm" svg:x="19.685cm" svg:y="13.466cm">
          <text:p text:style-name="P27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1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1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1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1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1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1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1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1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4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29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29"><text:span text:style-name="T13">Priorität in früheren Unix-Systemen: -127 (höchste) bis +127</text:span></text:p>
              </text:list-item>
              <text:list-item>
                <text:p text:style-name="P29"><text:span text:style-name="T13">Priorität in heutigen Unix-Systemen: z.B. von 0 (höchste) bis 255 </text:span></text:p>
              </text:list-item>
              <text:list-item>
                <text:p text:style-name="P29"><text:span text:style-name="T13">Die Priorität wird zyklisch, z.B. jede Sekunde, neu berechnet (System V)</text:span></text:p>
              </text:list-item>
              <text:list-item>
                <text:p text:style-name="P29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War diese in der letzten Zeit hoch, wird die Priorität niedriger</text:span></text:p>
                  </text:list-item>
                  <text:list-item>
                    <text:p text:style-name="P30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29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1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29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1"><text:span text:style-name="T16">Vorsicht: Syntax je nach Shell etwas anders!</text:span></text:p>
                  </text:list-item>
                  <text:list-item>
                    <text:p text:style-name="P31"><text:span text:style-name="T16">Test: nice -10 bash </text:span></text:p>
                  </text:list-item>
                  <text:list-item>
                    <text:p text:style-name="P31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29"><text:span text:style-name="T13">Andere Befehle/Systemcalls</text:span></text:p>
                <text:list>
                  <text:list-item>
                    <text:p text:style-name="P31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1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4" draw:id="id4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2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2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2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2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2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2"><text:span text:style-name="T22">Timesharing</text:span></text:p>
                    <text:list>
                      <text:list-item>
                        <text:p text:style-name="P32"><text:span text:style-name="T16">Standard-Threads</text:span></text:p>
                      </text:list-item>
                      <text:list-item>
                        <text:p text:style-name="P32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97cm" svg:x="1.698cm" svg:y="15.527cm">
          <text:p text:style-name="P33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200001C5000048F500001ACD6A708476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Active Queue und expired Queue</text:span></text:p>
              </text:list-item>
            </text:list>
            <text:p text:style-name="P34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200000DB00007BC30000591C00CAC2EB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200000580000396700001E5CC003882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die Zeitscheibe (Quantum) abgelaufen ist</text:span></text:p>
                  </text:list-item>
                  <text:list-item>
                    <text:p text:style-name="P32"><text:span text:style-name="T15">der Thread blockiert (Warten auf Ressource)</text:span></text:p>
                  </text:list-item>
                  <text:list-item>
                    <text:p text:style-name="P35"><text:span text:style-name="T15">ein Thread mit höherer </text:span><text:span text:style-name="T14">Priorität</text:span><text:span text:style-name="T15"> wird „ready</text:span><text:span text:style-name="T13">“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15">D.h.: Zwischendurch muss dies geprüft werden </text:span></text:p>
                      </text:list-item>
                      <text:list-item>
                        <text:p text:style-name="P32"><text:span text:style-name="T26">→ </text:span><text:span text:style-name="T15">nach jedem Tick bei der Systemclock-Interrupt-Bearbeitung!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38"><text:span text:style-name="T29">timer_interrupt</text:span><text:span text:style-name="T28">() </text:span><text:span text:style-name="T28"><text:tab/></text:span><text:span text:style-name="T28"><text:tab/></text:span><text:span text:style-name="T28">// Interrupt Service Routine für Systemuhr</text:span></text:p>
            <text:p text:style-name="P38"><text:span text:style-name="T28">{</text:span></text:p>
            <text:p text:style-name="P38"><text:span text:style-name="T28"><text:tab/></text:span><text:span text:style-name="T28">Systemuhr anpassen;</text:span></text:p>
            <text:p text:style-name="P38"><text:span text:style-name="T28"><text:tab/></text:span><text:span text:style-name="T28">Statistiken in Kerneldatenstrukturen aktualisieren;</text:span></text:p>
            <text:p text:style-name="P38"><text:span text:style-name="T28"><text:tab/></text:span><text:span text:style-name="T28">Quantumszähler aktiver Prozesse reduzieren;</text:span></text:p>
            <text:p text:style-name="P38"><text:span text:style-name="T28"/></text:p>
            <text:p text:style-name="P38"><text:span text:style-name="T28"><text:tab/></text:span><text:span text:style-name="T28">if (Prozess mit <text:s/>höherer Priorität <text:s/>im Zustand „ready“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<text:s/>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else if <text:s/>(Quantum des laufenden Threads == 0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…</text:span></text:p>
            <text:p text:style-name="P38"><text:span text:style-name="T28">}</text:span></text:p>
            <text:p text:style-name="P38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5">Prioritätenskala intern: 0 bis 139</text:span></text:p>
                  </text:list-item>
                  <text:list-item>
                    <text:p text:style-name="P39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0"><text:span text:style-name="T16">Standardwert = 120</text:span></text:p>
                      </text:list-item>
                      <text:list-item>
                        <text:p text:style-name="P40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39"><text:span text:style-name="T15">Priorität 0 bis 99 sind Echtzeitprioritäten </text:span></text:p>
                  </text:list-item>
                </text:list>
              </text:list-item>
              <text:list-item>
                <text:p text:style-name="P34"><text:span text:style-name="T13">Höhere Priorität </text:span><text:span text:style-name="T30">→</text:span><text:span text:style-name="T13"> mehr CPU-Zeit (höheres Quantum) für den Prozess</text:span></text:p>
              </text:list-item>
              <text:list-item>
                <text:p text:style-name="P34"><text:span text:style-name="T13">Veränderung der effektiven Priorität führt zum Einhängen des Prozesses in andere Queue</text:span></text:p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1"><text:span text:style-name="T14">Timesharing:</text:span><text:span text:style-name="T15"> Quantumsberechnung auf Basis der statischen Priorität in [ms]</text:span></text:p>
              </text:list-item>
            </text:list>
            <text:p text:style-name="P42"><text:span text:style-name="T28"><text:tab/></text:span><text:span text:style-name="T28">quantum = f(static_prio) = (140 – static_prio) * 20, falls static_prio &lt; 120 </text:span></text:p>
            <text:p text:style-name="P42"><text:span text:style-name="T28"><text:tab/></text:span><text:span text:style-name="T28">quantum = f(static_prio) = (140 – static_prio) * 5, falls static_prio &gt;= 120</text:span></text:p>
            <text:p text:style-name="P43"><text:span text:style-name="T28"/></text:p>
            <text:list text:style-name="L14">
              <text:list-item>
                <text:p text:style-name="P44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5" draw:layer="layout" svg:width="3.597cm" svg:height="1.803cm" svg:x="1.698cm" svg:y="12.127cm">
          <text:p text:style-name="P21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6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20000046000044090000235032EA816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1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47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1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48" draw:layer="layout" svg:width="4.197cm" svg:height="2.998cm" svg:x="20.002cm" svg:y="7.925cm">
          <text:p text:style-name="P21"><text:span text:style-name="T31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48" draw:layer="layout" svg:width="3.006cm" svg:height="2.199cm" svg:x="0.692cm" svg:y="9.525cm">
          <text:p text:style-name="P21"><text:span text:style-name="T31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49" draw:layer="layout" svg:width="21.484cm" svg:height="9.984cm" svg:x="1.676cm" svg:y="8.114cm">
          <draw:image xlink:href="Pictures/2000001F0000395500001CE3F5022A24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2"><text:span text:style-name="T15">Statische Prioritäten bestimmen die CPU-Zuteilung und die Quantumszuteilung</text:span></text:p>
              </text:list-item>
              <text:list-item>
                <text:p text:style-name="P32"><text:span text:style-name="T15">Die effektive Priorität bestimmt die Einordnung in der Run-Queue</text:span></text:p>
              </text:list-item>
              <text:list-item>
                <text:p text:style-name="P32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0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2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2"><text:span text:style-name="T15">I/O-intensive Threads erhalten einen negativen (gut!) Bonus auf die effektive Priorität und werden damit früher zugeteilt</text:span></text:p>
              </text:list-item>
            </text:list>
            <text:p text:style-name="P51"><text:span text:style-name="T27">→</text:span><text:span text:style-name="T16"> </text:span><text:span text:style-name="T16">Bonuszuteilung für </text:span><text:span text:style-name="T32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5"><text:span text:style-name="T33">Löst O(1)-Scheduler ab </text:span><text:span text:style-name="T34">Linux-Version 2.6.23</text:span><text:span text:style-name="T33"> ab</text:span></text:p>
              </text:list-item>
            </text:list>
            <text:list text:style-name="L16">
              <text:list-item>
                <text:list>
                  <text:list-item>
                    <text:p text:style-name="P35"><text:span text:style-name="T33">Scheduler für Timesharing-Prozesse</text:span></text:p>
                  </text:list-item>
                </text:list>
              </text:list-item>
              <text:list-item>
                <text:p text:style-name="P35"><text:span text:style-name="T33">Modul fair.c, ca. 4.400 SLOC, implementiert CFS</text:span></text:p>
              </text:list-item>
              <text:list-item>
                <text:p text:style-name="P35"><text:span text:style-name="T33">Modul rt.c: nur noch ca. 1700 SLOC, implementiert nur noch Realtime-Scheduling mit nur noch 100 Prioritäten</text:span></text:p>
              </text:list-item>
              <text:list-item>
                <text:p text:style-name="P35"><text:span text:style-name="T33">Besonderheiten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2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2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33">Hinweis: CFS ist umstritten, da evtl. Nachteile für Workstations, aber Vorteile für Server</text:span></text:p>
              </text:list-item>
            </text:list>
            <text:p text:style-name="P37"><text:span text:style-name="T33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5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2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2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2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2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5"><text:span text:style-name="T13">Hinweis: </text:span></text:p>
                <text:list>
                  <text:list-item>
                    <text:p text:style-name="P32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7"><text:span text:style-name="T15"/></text:p>
            <text:p text:style-name="P52"><text:span text:style-name="T35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5" draw:id="id5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3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15">prioritätsgesteuertes, </text:span></text:p>
                  </text:list-item>
                  <text:list-item>
                    <text:p text:style-name="P54"><text:span text:style-name="T15">preemptives Scheduling </text:span></text:p>
                  </text:list-item>
                  <text:list-item>
                    <text:p text:style-name="P54"><text:span text:style-name="T15">mit Multi-Level-Feedback</text:span></text:p>
                  </text:list-item>
                </text:list>
              </text:list-item>
              <text:list-item>
                <text:p text:style-name="P53"><text:span text:style-name="T13">Threads dienen als Scheduling-Einheit</text:span></text:p>
              </text:list-item>
            </text:list>
            <text:p text:style-name="P55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5"><text:span text:style-name="T13">Threads werden nach Prioritäten in Multi-Level-Feedback-Warteschlangen organisiert</text:span></text:p>
              </text:list-item>
              <text:list-item>
                <text:p text:style-name="P35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Nullseiten- und Idle-Thread haben die Priorität 0 (siehe Speicherverwaltung)</text:span></text:p>
                  </text:list-item>
                  <text:list-item>
                    <text:p text:style-name="P32"><text:span text:style-name="T15">Prioritäten 16 – 31 (Echtzeit) </text:span><text:span text:style-name="T14">verändern sich nicht</text:span></text:p>
                  </text:list-item>
                  <text:list-item>
                    <text:p text:style-name="P32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200000EE0000244500002AA2D1A2AE17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46cm" svg:height="0.758cm" svg:x="1.174cm" svg:y="16.009cm">
          <text:p text:style-name="P56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20000097000042C600001BFA840FD8DA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9">
              <text:list-item>
                <text:list>
                  <text:list-item>
                    <text:p text:style-name="P58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57"><text:span text:style-name="T13">... und (relative) </text:span><text:span text:style-name="T21">Threadprioritäten</text:span></text:p>
                <text:list>
                  <text:list-item>
                    <text:p text:style-name="P58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PriorityClass()</text:span><text:span text:style-name="T13"> </text:span></text:p>
                <text:list>
                  <text:list-item>
                    <text:p text:style-name="P58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ThreadPriority()</text:span><text:span text:style-name="T13"> </text:span></text:p>
                <text:list>
                  <text:list-item>
                    <text:p text:style-name="P59"><text:span text:style-name="T15">Threadpriorität kann aktiv verändert werden </text:span></text:p>
                  </text:list-item>
                  <text:list-item>
                    <text:p text:style-name="P59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8">
              <text:list-item>
                <text:p text:style-name="P60"><text:span text:style-name="T16">WinAPI-Prioritäten werden auf die internen Kernelprioritäten abgebildet</text:span></text:p>
              </text:list-item>
            </text:list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1"><text:span text:style-name="T37"/></text:p>
            <text:p text:style-name="P61"><text:span text:style-name="T37"/></text:p>
            <text:list text:continue-numbering="true" text:style-name="L18">
              <text:list-item>
                <text:p text:style-name="P60"><text:span text:style-name="T16">Hinweis: Prioritätsklasse eines Prozesses kann mit dem Taskmanager verändert werden </text:span></text:p>
              </text:list-item>
              <text:list-item>
                <text:p text:style-name="P60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2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2"><text:span text:style-name="T38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3"><text:span text:style-name="T39">Windows-Thread-Priorität</text:span></text:p>
              </table:table-cell>
              <table:table-cell>
                <text:p text:style-name="P64"><text:span text:style-name="T40">real-time</text:span></text:p>
              </table:table-cell>
              <table:table-cell>
                <text:p text:style-name="P64"><text:span text:style-name="T40">high</text:span></text:p>
              </table:table-cell>
              <table:table-cell>
                <text:p text:style-name="P64"><text:span text:style-name="T40">above</text:span></text:p>
                <text:p text:style-name="P64"><text:span text:style-name="T40">normal</text:span></text:p>
              </table:table-cell>
              <table:table-cell>
                <text:p text:style-name="P64"><text:span text:style-name="T40">normal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time critical</text:span></text:p>
              </table:table-cell>
              <table:table-cell>
                <text:p text:style-name="P64"><text:span text:style-name="T40">31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highest</text:span></text:p>
              </table:table-cell>
              <table:table-cell>
                <text:p text:style-name="P64"><text:span text:style-name="T40">26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6"><text:span text:style-name="T40">10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above normal</text:span></text:p>
              </table:table-cell>
              <table:table-cell>
                <text:p text:style-name="P64"><text:span text:style-name="T40">25</text:span></text:p>
              </table:table-cell>
              <table:table-cell>
                <text:p text:style-name="P64"><text:span text:style-name="T40">14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6"><text:span text:style-name="T40">9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normal</text:span></text:p>
              </table:table-cell>
              <table:table-cell>
                <text:p text:style-name="P64"><text:span text:style-name="T40">24</text:span></text:p>
              </table:table-cell>
              <table:table-cell>
                <text:p text:style-name="P64"><text:span text:style-name="T40">13</text:span></text:p>
              </table:table-cell>
              <table:table-cell>
                <text:p text:style-name="P64"><text:span text:style-name="T40">10</text:span></text:p>
              </table:table-cell>
              <table:table-cell>
                <text:p text:style-name="P66"><text:span text:style-name="T40">8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below normal</text:span></text:p>
              </table:table-cell>
              <table:table-cell>
                <text:p text:style-name="P64"><text:span text:style-name="T40">23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4"><text:span text:style-name="T40">9</text:span></text:p>
              </table:table-cell>
              <table:table-cell>
                <text:p text:style-name="P66"><text:span text:style-name="T40">7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lowest</text:span></text:p>
              </table:table-cell>
              <table:table-cell>
                <text:p text:style-name="P64"><text:span text:style-name="T40">22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4"><text:span text:style-name="T40">8</text:span></text:p>
              </table:table-cell>
              <table:table-cell>
                <text:p text:style-name="P66"><text:span text:style-name="T40">6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idle</text:span></text:p>
              </table:table-cell>
              <table:table-cell>
                <text:p text:style-name="P64"><text:span text:style-name="T40">16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6"><text:span text:style-name="T40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4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 xml:id="id6" draw:id="id6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58"><text:span text:style-name="T41">Ändert man die Priorität eines Prozesses, werden die Prioritäten der Threads ebenfalls geändert</text:span></text:p>
            </text:list-item>
            <text:list-item>
              <text:p text:style-name="P58"><text:span text:style-name="T41">System-Prozesse nutzen speziellen Systemcall </text:span><text:span text:style-name="T42">NTSetInformationProcess</text:span></text:p>
            </text:list-item>
          </text:list>
          <text:list text:style-name="L21">
            <text:list-item>
              <text:p text:style-name="P58"><text:span text:style-name="T41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84cm" svg:height="9.686cm" svg:x="2.816cm" svg:y="8.114cm">
          <draw:image xlink:href="Pictures/200000FC0000319C000019604F7141EE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Clock-Intervall </text:span></text:p>
              </text:list-item>
            </text:list>
            <text:list text:style-name="L19">
              <text:list-item>
                <text:list>
                  <text:list-item>
                    <text:p text:style-name="P60"><text:span text:style-name="T15">ca. 10 ms bei x86 Singleprozessoren</text:span></text:p>
                  </text:list-item>
                  <text:list-item>
                    <text:p text:style-name="P60"><text:span text:style-name="T15">ca. 15 ms bei x86 Multiprozessoren</text:span></text:p>
                  </text:list-item>
                  <text:list-item>
                    <text:p text:style-name="P60"><text:span text:style-name="T15">siehe </text:span><text:span text:style-name="T43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57"><text:span text:style-name="T13">Quantum</text:span></text:p>
                <text:list>
                  <text:list-item>
                    <text:p text:style-name="P58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0"><text:span text:style-name="T16">Auf 6 bei Workstations (Windows 2000, XP, ...) eingestellt</text:span></text:p>
                      </text:list-item>
                      <text:list-item>
                        <text:p text:style-name="P60"><text:span text:style-name="T16">Auf 36 bei Windows-Servern eingestellt</text:span></text:p>
                      </text:list-item>
                      <text:list-item>
                        <text:p text:style-name="P60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58"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0"><text:span text:style-name="T16"><text:s/></text:span><text:span text:style-name="T16">2 * 15 ms = 30 ms bei x86-Workstations</text:span></text:p>
                      </text:list-item>
                      <text:list-item>
                        <text:p text:style-name="P60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68"><text:span text:style-name="T15">Anhebung max. auf Priorität 15</text:span></text:p>
                  </text:list-item>
                  <text:list-item>
                    <text:p text:style-name="P68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4"><text:span text:style-name="T16">Maus-/Tastatureingabe: +6</text:span></text:p>
                      </text:list-item>
                      <text:list-item>
                        <text:p text:style-name="P68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200002630000413B00001F9F75FB92BC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5"><text:span text:style-name="T13">Szenario: </text:span><text:span text:style-name="T21">Rettung verhungernder Threads</text:span></text:p>
              </text:list-item>
              <text:list-item>
                <text:p text:style-name="P35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0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9">
              <text:list-item>
                <text:p text:style-name="P57"><text:span text:style-name="T13">Daher: Jede Sekunde wird geprüft, ob ein Thread schon länger nicht mehr dran war, obwohl er bereit ist</text:span></text:p>
                <text:list>
                  <text:list-item>
                    <text:p text:style-name="P60"><text:span text:style-name="T16">Ca. 4 Sekunden nicht mehr dran?</text:span></text:p>
                  </text:list-item>
                  <text:list-item>
                    <text:p text:style-name="P60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57"><text:span text:style-name="T13">Danach wird er wieder auf den alten Zustand gesetzt</text:span></text:p>
              </text:list-item>
              <text:list-item>
                <text:p text:style-name="P57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2000003B00002F9900001CCB06EF3841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5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63"><text:span text:style-name="T39">Kriterium</text:span></text:p>
              </table:table-cell>
              <table:table-cell>
                <text:p text:style-name="P64"><text:span text:style-name="T39">Windows</text:span></text:p>
              </table:table-cell>
              <table:table-cell>
                <text:p text:style-name="P64"><text:span text:style-name="T39">Linux O(1)-Scheduler</text:span></text:p>
              </table:table-cell>
            </table:table-row>
            <table:table-row table:style-name="ro5" table:default-cell-style-name="ce2">
              <table:table-cell>
                <text:p text:style-name="P63"><text:span text:style-name="T44">Unterstützte Prozesstypen</text:span></text:p>
              </table:table-cell>
              <table:table-cell>
                <text:p text:style-name="P63"><text:span text:style-name="T45">Timesharing- und Echtzeitprozesse; </text:span><text:span text:style-name="T44">Unterscheidung über Priorität</text:span></text:p>
              </table:table-cell>
              <table:table-cell>
                <text:p text:style-name="P63"><text:span text:style-name="T44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2"><text:span text:style-name="T44">Prioritätsstufen</text:span></text:p>
              </table:table-cell>
              <table:table-cell>
                <text:p text:style-name="P63"><text:span text:style-name="T44">Interne Kernelprioritätsstufen von 0 – 31:</text:span></text:p>
                <text:p text:style-name="P63"><text:span text:style-name="T44">0 – 15: Timesharing-Threads</text:span></text:p>
                <text:p text:style-name="P63"><text:span text:style-name="T44">16 – 31: Realtime- und System-Threads</text:span></text:p>
                <text:p text:style-name="P63"><text:span text:style-name="T44">Eigene WinAPI-Prioritäten mit Basisprioritäten für Prozesse und Relativprioritäten für Threads</text:span></text:p>
              </table:table-cell>
              <table:table-cell>
                <text:p text:style-name="P63"><text:span text:style-name="T44">Statische und effektive Prioritäten mit Stufen von 0 – 139 (139 niedrigste): </text:span></text:p>
                <text:p text:style-name="P63"><text:span text:style-name="T44">0 – 99: Realtime-Prozesse</text:span></text:p>
                <text:p text:style-name="P63"><text:span text:style-name="T44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63"><text:span text:style-name="T45">Scheduling-Strategie für Timeharing-Prozesse</text:span></text:p>
              </table:table-cell>
              <table:table-cell>
                <text:p text:style-name="P63"><text:span text:style-name="T45">Thread-basiert, Begünstigung von interaktiven vor rechenintensiven Threads</text:span></text:p>
                <text:p text:style-name="P63"><text:span text:style-name="T44">Quanten, prioritätsgesteuert, Round Robin, Multi-Level-Feedback-Queue, 32 Queues</text:span></text:p>
              </table:table-cell>
              <table:table-cell>
                <text:p text:style-name="P63"><text:span text:style-name="T44">Prozess-basiert, Begünstigung von interaktiven vor rechenintensiven Prozessen (Thread = Prozess)</text:span></text:p>
                <text:p text:style-name="P63"><text:span text:style-name="T44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63"><text:span text:style-name="T45">Prioritätenberechnung für Timesharing-Prozesse</text:span></text:p>
              </table:table-cell>
              <table:table-cell>
                <text:p text:style-name="P63"><text:span text:style-name="T45">Aktuelle Prioriät wird zur Laufzeit berechnet, Priority-Boost bei wartenden Threads nach Wartezeit oder bei GUI-Threads</text:span></text:p>
              </table:table-cell>
              <table:table-cell>
                <text:p text:style-name="P63"><text:span text:style-name="T44">Effektive Priorität wird zur Laufzeit berechnet, abhängig von statischer Priorität und einem Bonus (+/- 5) für lang schlafende <text:s/>Prozesse;</text:span></text:p>
                <text:p text:style-name="P63"><text:span text:style-name="T44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63"><text:span text:style-name="T45">Quantumsberechnung für Timesharing-Prozesse</text:span></text:p>
              </table:table-cell>
              <table:table-cell>
                <text:p text:style-name="P63"><text:span text:style-name="T45">Quantumszähler = 6 bei Workstations und 36 bei Windows Servern, <text:s/>bei jedem Clock-Intervall wird Zähler um 3 dekrementiert;</text:span></text:p>
                <text:p text:style-name="P63"><text:span text:style-name="T45">Clock-Intervall ist ca. 10 ms bei x86-Singleprozessoren (100 Hz) und ca. 15 ms (67 Hz) bei Multiprozessoren</text:span></text:p>
                <text:p text:style-name="P63"><text:span text:style-name="T45">Quantumserhöhung bei GUI-Threads oder zum Vorbeugen vor Thread-Verhungern</text:span></text:p>
              </table:table-cell>
              <table:table-cell>
                <text:p text:style-name="P63"><text:span text:style-name="T44">Abhängig von statischer Priorität</text:span></text:p>
                <text:p text:style-name="P63"><text:span text:style-name="T44">Quantum = (140 - statische Prio) * 20 [ms] (oder * 5) </text:span><text:span text:style-name="T46">→</text:span><text:span text:style-name="T44"> Maximum 800 ms</text:span></text:p>
                <text:p text:style-name="P63"><text:span text:style-name="T44">Takt der internen Systemuhr von Linux bis Linux 2.5 auf 100 Hz einstellbar, ab Linux 2.6 auf 100, 250, 300, 1000 Hz;</text:span></text:p>
                <text:p text:style-name="P63"><text:span text:style-name="T44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4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4"><text:span text:style-name="T47">Echtzeitbetriebssystem: Embedded Linux, …</text:span></text:p>
              </table:table-cell>
              <table:table-cell>
                <text:p text:style-name="P64"><text:span text:style-name="T47"><text:s/></text:span><text:span text:style-name="T47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8">Unterstützt harte Echtzeitanforderungen (Garantien, Deadlines)</text:span></text:p>
              </table:table-cell>
              <table:table-cell>
                <text:p text:style-name="P63"><text:span text:style-name="T49">Unterstützt nur “weiche” Echtzeitanforderungen (keine Garantien, keine Deadlines)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9">Ist auf den Worst-Case hin optimiert</text:span></text:p>
              </table:table-cell>
              <table:table-cell>
                <text:p text:style-name="P63"><text:span text:style-name="T48">Optimierung auf die Unterstützung verschiedenster Anwendungsfälle hin, Reaktionszeit nicht im Vordergrund</text:span></text:p>
              </table:table-cell>
            </table:table-row>
            <table:table-row table:style-name="ro11" table:default-cell-style-name="ce6">
              <table:table-cell>
                <text:p text:style-name="P63"><text:span text:style-name="T48">Vorhersagbarkeit hat hohe Priorität bei der Auswahl des nächsten Tasks</text:span></text:p>
              </table:table-cell>
              <table:table-cell>
                <text:p text:style-name="P63"><text:span text:style-name="T49">Effizientes Scheduling mit fairem Bedienen von allen Prozessen, insbesondere von Dialogprozessen steht meist im Vordergrund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Meist werden wenige dedizierte Funktionen unterstützt</text:span></text:p>
              </table:table-cell>
              <table:table-cell>
                <text:p text:style-name="P63"><text:span text:style-name="T49">Viele Anwendungen können auf einem System laufen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Zeitoptimierung wichtig</text:span></text:p>
              </table:table-cell>
              <table:table-cell>
                <text:p text:style-name="P63"><text:span text:style-name="T48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4"><text:span text:style-name="T50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69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7" draw:id="id7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 xml:id="id8" draw:id="id8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217cm" svg:x="1.905cm" svg:y="3.598cm">
          <text:list text:style-name="L28">
            <text:list-item>
              <text:p text:style-name="P70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0"><text:span text:style-name="T5">Jeder Thread hat eine Priorität</text:span></text:p>
            </text:list-item>
            <text:list-item>
              <text:p text:style-name="P70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1"><text:span text:style-name="T41">siehe </text:span><text:span text:style-name="T42">Attribut Thread.Max.Priority</text:span></text:p>
                </text:list-item>
                <text:list-item>
                  <text:p text:style-name="P71"><text:span text:style-name="T41">MIN, NORM, MAX</text:span></text:p>
                </text:list-item>
                <text:list-item>
                  <text:p text:style-name="P71"><text:span text:style-name="T42">setPriority()</text:span></text:p>
                </text:list-item>
                <text:list-item>
                  <text:p text:style-name="P71"><text:span text:style-name="T42">getPriority()</text:span></text:p>
                </text:list-item>
              </text:list>
            </text:list-item>
            <text:list-item>
              <text:p text:style-name="P70"><text:span text:style-name="T5">Thread mit hoher Priorität wird bevorzugt</text:span></text:p>
            </text:list-item>
          </text:list>
          <text:p text:style-name="P70"><text:span text:style-name="T5"/></text:p>
          <text:list text:continue-numbering="true" text:style-name="L29">
            <text:list-item>
              <text:p text:style-name="P70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 xml:id="id9" draw:id="id9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204cm" svg:x="2.117cm" svg:y="3.444cm">
          <text:list text:style-name="L28">
            <text:list-item>
              <text:p text:style-name="P72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3"><text:span text:style-name="T41">Thread wird nach einer bestimmten Zeit unterbrochen (Zeitscheibe)</text:span></text:p>
                </text:list-item>
              </text:list>
            </text:list-item>
            <text:list-item>
              <text:p text:style-name="P72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3"><text:span text:style-name="T41">Irgendwann einmal kommt jeder Thread dran</text:span></text:p>
                </text:list-item>
              </text:list>
            </text:list-item>
            <text:list-item>
              <text:p text:style-name="P72"><text:span text:style-name="T12">Eine Queue je Priorität</text:span></text:p>
              <text:list>
                <text:list-item>
                  <text:p text:style-name="P73"><text:span text:style-name="T41">Thread der ganz vorne in Queue mit höchster Priorität ist, kommt als nächstes dran</text:span></text:p>
                </text:list-item>
                <text:list-item>
                  <text:p text:style-name="P73"><text:span text:style-name="T41">Prioritäten werden für lange wartende Threads erhöht</text:span></text:p>
                </text:list-item>
              </text:list>
            </text:list-item>
          </text:list>
          <text:p text:style-name="P72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 xml:id="id11" draw:id="id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4"><text:span text:style-name="T9">Einführung in Computersysteme</text:span></text:p>
            </text:list-item>
            <text:list-item>
              <text:p text:style-name="P74"><text:span text:style-name="T9">Entwicklung von Betriebssystemen</text:span></text:p>
            </text:list-item>
            <text:list-item>
              <text:p text:style-name="P74"><text:span text:style-name="T9">Architekturansätze</text:span></text:p>
            </text:list-item>
            <text:list-item>
              <text:p text:style-name="P74"><text:span text:style-name="T10">Interruptverarbeitung in Betriebssystemen</text:span></text:p>
            </text:list-item>
            <text:list-item>
              <text:p text:style-name="P74"><text:span text:style-name="T10">Prozesse und Threads</text:span></text:p>
            </text:list-item>
            <text:list-item>
              <text:p text:style-name="P74"><text:span text:style-name="T9">CPU-Scheduling</text:span></text:p>
            </text:list-item>
          </text:list>
          <text:list text:style-name="L33">
            <text:list-item>
              <text:p text:style-name="P74"><text:span text:style-name="T10">Synchronisation und Kommunikation</text:span></text:p>
            </text:list-item>
          </text:list>
          <text:list text:style-name="L34">
            <text:list-item>
              <text:p text:style-name="P74"><text:span text:style-name="T10">Speicherverwaltung </text:span></text:p>
            </text:list-item>
            <text:list-item>
              <text:p text:style-name="P74"><text:span text:style-name="T10">Geräte- und Dateiverwaltung</text:span></text:p>
            </text:list-item>
            <text:list-item>
              <text:p text:style-name="P74"><text:span text:style-name="T10">Betriebssystemvirtualisierung</text:span></text:p>
            </text:list-item>
          </text:list>
          <text:p text:style-name="P74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3.235cm" svg:height="0.843cm" svg:x="14.4cm" svg:y="18.288cm">
        <draw:text-box>
          <text:p text:style-name="MP3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1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014cm" svg:height="1.356cm" svg:x="10.45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014cm" svg:height="1.356cm" svg:x="10.453cm" svg:y="25.79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399</meta:editing-cycles>
    <meta:print-date>2013-06-12T09:30:15</meta:print-date>
    <meta:creation-date>1997-06-07T14:48:20</meta:creation-date>
    <dc:date>2015-02-02T16:50:17.701457736</dc:date>
    <meta:editing-duration>PT7H7M30S</meta:editing-duration>
    <meta:generator>LibreOffice/4.3.3.2$Linux_X86_64 LibreOffice_project/430m0$Build-2</meta:gener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